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1DBD000052220000741E43E0F30E18BCA44F.svg" manifest:media-type="image/svg+xml"/>
  <manifest:file-entry manifest:full-path="Pictures/100002010000025300000349F03DBC013726D806.png" manifest:media-type="image/png"/>
  <manifest:file-entry manifest:full-path="Pictures/10003FF500001F1C00002972344E1AE2F2486902.svg" manifest:media-type="image/svg+xml"/>
  <manifest:file-entry manifest:full-path="Pictures/1000020100000178000001F5255396CD7E5397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2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3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2831f9" officeooo:paragraph-rsid="002831f9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4" style:family="paragraph">
      <loext:graphic-properties draw:fill="none"/>
      <style:paragraph-properties fo:text-align="center"/>
      <style:text-properties fo:color="#000000" loext:opacity="100%" fo:font-size="18pt"/>
    </style:style>
    <style:style style:name="P5" style:family="paragraph">
      <loext:graphic-properties draw:fill="solid" draw:fill-color="#729fcf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28pt" fo:language="en" fo:country="US" fo:font-weight="bold" officeooo:rsid="0024375d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20pt" fo:language="en" fo:country="US" fo:font-weight="bol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20pt" fo:language="en" fo:country="US" fo:font-weight="bold" officeooo:rsid="0024375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4" style:family="text">
      <style:text-properties officeooo:rsid="001f4a5f"/>
    </style:style>
    <style:style style:name="T5" style:family="text">
      <style:text-properties officeooo:rsid="002437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729fcf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3" draw:style-name="gr2" draw:text-style-name="P5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4" svg:width="3.7551in" svg:height="0.3185in" svg:x="2.0854in" svg:y="9.9453in"><text:p text:style-name="P1"><text:span text:style-name="T2">Lm. </text:span><text:span text:style-name="T3">Kim Lo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4" svg:width="4.135in" svg:height="0.8933in" svg:x="1.9917in" svg:y="2.5917in"><text:p text:style-name="P3">THÁNH VỊNH</text:p><text:p text:style-name="P3">&amp; THÁNH CA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2.4291in" svg:y="4.6335in" svg:width="3.1354in" svg:height="4.1772in" draw:z-index="5"><draw:image xlink:href="Pictures/10003FF500001F1C00002972344E1AE2F2486902.svg" xlink:type="simple" xlink:show="embed" xlink:actuate="onLoad" draw:mime-type="image/svg+xml"/><draw:image xlink:href="Pictures/1000020100000178000001F5255396CD7E5397F8.png" xlink:type="simple" xlink:show="embed" xlink:actuate="onLoad" draw:mime-type="image/png"/></draw:frame><draw:frame draw:style-name="fr1" draw:name="Image2" text:anchor-type="char" svg:x="3.7417in" svg:y="0.9201in" svg:width="0.5154in" svg:height="0.7283in" draw:z-index="6"><draw:image xlink:href="Pictures/10001DBD000052220000741E43E0F30E18BCA44F.svg" xlink:type="simple" xlink:show="embed" xlink:actuate="onLoad" draw:mime-type="image/svg+xml"/><draw:image xlink:href="Pictures/100002010000025300000349F03DBC013726D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1DBD000052220000741E43E0F30E18BCA44F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2-02-06T21:42:58.009000000</dc:date>
    <meta:editing-cycles>34</meta:editing-cycles>
    <meta:editing-duration>PT2H12M30S</meta:editing-duration>
    <meta:generator>LibreOffice/7.1.4.2$Windows_X86_64 LibreOffice_project/a529a4fab45b75fefc5b6226684193eb000654f6</meta:generator>
    <meta:document-statistic meta:table-count="0" meta:image-count="2" meta:object-count="0" meta:page-count="1" meta:paragraph-count="3" meta:word-count="8" meta:character-count="32" meta:non-whitespace-character-count="27"/>
  </office:meta>
</office:document-meta>
</file>